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4af6545"/>
    </style:style>
    <style:style style:name="P4" style:family="paragraph" style:parent-style-name="Text_20_body">
      <style:text-properties officeooo:rsid="059ef6f6" officeooo:paragraph-rsid="059ef6f6"/>
    </style:style>
    <style:style style:name="P5" style:family="paragraph" style:parent-style-name="Text_20_body">
      <style:text-properties officeooo:rsid="05af059e" officeooo:paragraph-rsid="05b017b2"/>
    </style:style>
    <style:style style:name="P6" style:family="paragraph" style:parent-style-name="Text_20_body">
      <style:text-properties officeooo:rsid="05b25cfa" officeooo:paragraph-rsid="05b25cfa"/>
    </style:style>
    <style:style style:name="P7" style:family="paragraph" style:parent-style-name="Text_20_body">
      <style:text-properties officeooo:paragraph-rsid="05b6d1f3"/>
    </style:style>
    <style:style style:name="P8" style:family="paragraph" style:parent-style-name="Text_20_body">
      <style:text-properties officeooo:paragraph-rsid="05a1cfed"/>
    </style:style>
    <style:style style:name="P9" style:family="paragraph" style:parent-style-name="Text_20_body">
      <style:text-properties officeooo:rsid="05a1cfed" officeooo:paragraph-rsid="05bdad15"/>
    </style:style>
    <style:style style:name="P10" style:family="paragraph" style:parent-style-name="Text_20_body">
      <style:text-properties officeooo:rsid="05bea3e8" officeooo:paragraph-rsid="05bea3e8"/>
    </style:style>
    <style:style style:name="P11" style:family="paragraph" style:parent-style-name="Text_20_body">
      <style:text-properties officeooo:rsid="05bfa8bb" officeooo:paragraph-rsid="05bfa8bb"/>
    </style:style>
    <style:style style:name="P12" style:family="paragraph" style:parent-style-name="Text_20_body">
      <style:text-properties officeooo:rsid="05c4dfb6" officeooo:paragraph-rsid="05c4dfb6"/>
    </style:style>
    <style:style style:name="P13" style:family="paragraph" style:parent-style-name="Heading_20_2">
      <style:text-properties officeooo:rsid="052ad1a0" officeooo:paragraph-rsid="05707a8f"/>
    </style:style>
    <style:style style:name="P14" style:family="paragraph" style:parent-style-name="Heading_20_2">
      <style:text-properties officeooo:paragraph-rsid="0594c1d1"/>
    </style:style>
    <style:style style:name="P15" style:family="paragraph" style:parent-style-name="Heading_20_2">
      <style:text-properties officeooo:paragraph-rsid="05a5313d"/>
    </style:style>
    <style:style style:name="P16" style:family="paragraph" style:parent-style-name="Heading_20_2">
      <style:paragraph-properties fo:line-height="100%"/>
      <style:text-properties officeooo:rsid="04d67b69" officeooo:paragraph-rsid="05b25cfa"/>
    </style:style>
    <style:style style:name="P17" style:family="paragraph" style:parent-style-name="Heading_20_2">
      <style:text-properties officeooo:paragraph-rsid="056043cc"/>
    </style:style>
    <style:style style:name="P18" style:family="paragraph" style:parent-style-name="Heading_20_2">
      <style:text-properties officeooo:rsid="05a1cfed" officeooo:paragraph-rsid="05bfa8bb"/>
    </style:style>
    <style:style style:name="P19" style:family="paragraph" style:parent-style-name="Text_20_body">
      <style:paragraph-properties fo:margin-top="0in" fo:margin-bottom="0.0181in" loext:contextual-spacing="false"/>
      <style:text-properties officeooo:rsid="05707a8f" officeooo:paragraph-rsid="05707a8f"/>
    </style:style>
    <style:style style:name="P20" style:family="paragraph" style:parent-style-name="Text_20_body">
      <style:paragraph-properties fo:margin-top="0in" fo:margin-bottom="0.0181in" loext:contextual-spacing="false" fo:text-align="end" style:justify-single-word="false" style:writing-mode="rl-tb"/>
      <style:text-properties officeooo:paragraph-rsid="058423e5"/>
    </style:style>
    <style:style style:name="P21" style:family="paragraph" style:parent-style-name="Text_20_body">
      <style:paragraph-properties fo:margin-top="0in" fo:margin-bottom="0.0181in" loext:contextual-spacing="false" fo:text-align="start" style:justify-single-word="false" style:writing-mode="lr-tb"/>
      <style:text-properties style:font-name="Courier New" fo:font-size="10pt" officeooo:paragraph-rsid="058423e5" style:font-size-asian="10pt" style:font-name-complex="Courier New1" style:font-size-complex="10pt"/>
    </style:style>
    <style:style style:name="P22" style:family="paragraph" style:parent-style-name="Text_20_body">
      <style:paragraph-properties fo:text-align="end" style:justify-single-word="false" style:writing-mode="rl-tb"/>
      <style:text-properties officeooo:paragraph-rsid="058423e5"/>
    </style:style>
    <style:style style:name="P23" style:family="paragraph" style:parent-style-name="Text_20_body">
      <style:paragraph-properties fo:text-align="end" style:justify-single-word="false" style:writing-mode="rl-tb"/>
      <style:text-properties style:font-name="David CLM" style:text-underline-style="solid" style:text-underline-type="double" style:text-underline-width="auto" style:text-underline-color="font-color" fo:font-weight="normal" officeooo:rsid="0725b4c7" officeooo:paragraph-rsid="05a5313d" style:font-weight-asian="normal" style:font-name-complex="David CLM" style:font-weight-complex="normal"/>
    </style:style>
    <style:style style:name="P24" style:family="paragraph" style:parent-style-name="Text_20_body">
      <style:paragraph-properties fo:text-align="start" style:justify-single-word="false" style:writing-mode="lr-tb"/>
      <style:text-properties style:font-name="Courier New" fo:font-size="10pt" officeooo:paragraph-rsid="058423e5" style:font-size-asian="10pt" style:font-size-complex="10pt"/>
    </style:style>
    <style:style style:name="P25" style:family="paragraph" style:parent-style-name="Text_20_body">
      <style:text-properties officeooo:rsid="05bfa8bb" officeooo:paragraph-rsid="05c8440b"/>
    </style:style>
    <style:style style:name="P26" style:family="paragraph" style:parent-style-name="Text_20_body">
      <style:text-properties officeooo:rsid="05bfa8bb" officeooo:paragraph-rsid="05ca9a5e"/>
    </style:style>
    <style:style style:name="P27" style:family="paragraph" style:parent-style-name="Text_20_body">
      <style:text-properties officeooo:rsid="05bea3e8" officeooo:paragraph-rsid="05bea3e8"/>
    </style:style>
    <style:style style:name="P28" style:family="paragraph" style:parent-style-name="Text_20_body">
      <style:text-properties officeooo:rsid="05a5313d" officeooo:paragraph-rsid="05d1d0e9"/>
    </style:style>
    <style:style style:name="P29" style:family="paragraph" style:parent-style-name="Text_20_body">
      <style:text-properties officeooo:rsid="05a5313d" officeooo:paragraph-rsid="05d1d23c"/>
    </style:style>
    <style:style style:name="P30" style:family="paragraph" style:parent-style-name="Text_20_body">
      <style:text-properties officeooo:rsid="05a5313d" officeooo:paragraph-rsid="05a5313d"/>
    </style:style>
    <style:style style:name="P31" style:family="paragraph" style:parent-style-name="Text_20_body" style:list-style-name="L1">
      <style:paragraph-properties fo:margin-top="0in" fo:margin-bottom="0in" loext:contextual-spacing="false"/>
      <style:text-properties officeooo:rsid="059ef6f6" officeooo:paragraph-rsid="059ef6f6"/>
    </style:style>
    <style:style style:name="P32" style:family="paragraph" style:parent-style-name="Text_20_body" style:list-style-name="L2">
      <style:paragraph-properties fo:margin-top="0in" fo:margin-bottom="0in" loext:contextual-spacing="false"/>
      <style:text-properties officeooo:rsid="05707a8f" officeooo:paragraph-rsid="05707a8f"/>
    </style:style>
    <style:style style:name="P33" style:family="paragraph" style:parent-style-name="Text_20_body" style:list-style-name="L2">
      <style:paragraph-properties fo:margin-top="0in" fo:margin-bottom="0.0181in" loext:contextual-spacing="false"/>
      <style:text-properties officeooo:rsid="05707a8f" officeooo:paragraph-rsid="05707a8f"/>
    </style:style>
    <style:style style:name="P34" style:family="paragraph" style:parent-style-name="Text_20_body" style:list-style-name="WWNum2">
      <style:paragraph-properties fo:margin-top="0in" fo:margin-bottom="0.0181in" loext:contextual-spacing="false" fo:text-align="end" style:justify-single-word="false" style:writing-mode="rl-tb"/>
      <style:text-properties fo:font-weight="normal" officeooo:paragraph-rsid="058423e5" style:font-weight-asian="normal" style:font-weight-complex="normal"/>
    </style:style>
    <style:style style:name="P35" style:family="paragraph" style:parent-style-name="Text_20_body">
      <style:paragraph-properties fo:text-align="start" style:justify-single-word="false" style:writing-mode="lr-tb"/>
      <style:text-properties officeooo:rsid="05d32eff" officeooo:paragraph-rsid="05d32eff"/>
    </style:style>
    <style:style style:name="P36" style:family="paragraph" style:parent-style-name="Heading_20_1">
      <style:paragraph-properties fo:line-height="100%"/>
      <style:text-properties officeooo:rsid="04af6545" officeooo:paragraph-rsid="04af6545"/>
    </style:style>
    <style:style style:name="T1" style:family="text">
      <style:text-properties fo:font-weight="bold" style:font-weight-asian="bold" style:font-weight-complex="bold"/>
    </style:style>
    <style:style style:name="T2" style:family="text">
      <style:text-properties fo:font-weight="bold" officeooo:rsid="058bcf38" style:font-weight-asian="bold" style:font-weight-complex="bold"/>
    </style:style>
    <style:style style:name="T3" style:family="text">
      <style:text-properties officeooo:rsid="04e7f806"/>
    </style:style>
    <style:style style:name="T4" style:family="text">
      <style:text-properties fo:font-weight="normal" style:font-weight-asian="normal" style:font-weight-complex="normal"/>
    </style:style>
    <style:style style:name="T5" style:family="text">
      <style:text-properties fo:font-weight="normal" officeooo:rsid="0584e540" style:font-weight-asian="normal" style:font-weight-complex="normal"/>
    </style:style>
    <style:style style:name="T6" style:family="text">
      <style:text-properties officeooo:rsid="050ce1d0"/>
    </style:style>
    <style:style style:name="T7" style:family="text">
      <style:text-properties officeooo:rsid="05226f8d"/>
    </style:style>
    <style:style style:name="T8" style:family="text">
      <style:text-properties officeooo:rsid="056dcf64"/>
    </style:style>
    <style:style style:name="T9" style:family="text">
      <style:text-properties fo:font-style="italic" style:font-style-asian="italic" style:font-style-complex="italic"/>
    </style:style>
    <style:style style:name="T10" style:family="text">
      <style:text-properties fo:font-style="italic" officeooo:rsid="05a1cfed" style:font-style-asian="italic" style:font-style-complex="italic"/>
    </style:style>
    <style:style style:name="T11" style:family="text">
      <style:text-properties fo:font-style="italic" officeooo:rsid="05b94141" style:font-style-asian="italic" style:font-style-complex="italic"/>
    </style:style>
    <style:style style:name="T12" style:family="text">
      <style:text-properties fo:font-style="italic" officeooo:rsid="05c8440b"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58423e5"/>
    </style:style>
    <style:style style:name="T15" style:family="text">
      <style:text-properties officeooo:rsid="058a20eb"/>
    </style:style>
    <style:style style:name="T16" style:family="text">
      <style:text-properties officeooo:rsid="058bcf38"/>
    </style:style>
    <style:style style:name="T17" style:family="text">
      <style:text-properties officeooo:rsid="05139ee2"/>
    </style:style>
    <style:style style:name="T18" style:family="text">
      <style:text-properties officeooo:rsid="0594c1d1"/>
    </style:style>
    <style:style style:name="T19" style:family="text">
      <style:text-properties officeooo:rsid="05a1cfed"/>
    </style:style>
    <style:style style:name="T20" style:family="text">
      <style:text-properties officeooo:rsid="05a5313d"/>
    </style:style>
    <style:style style:name="T21" style:family="text">
      <style:text-properties officeooo:rsid="05a8ad20"/>
    </style:style>
    <style:style style:name="T22" style:family="text">
      <style:text-properties officeooo:rsid="05ac26cf"/>
    </style:style>
    <style:style style:name="T23" style:family="text">
      <style:text-properties officeooo:rsid="05b017b2"/>
    </style:style>
    <style:style style:name="T24" style:family="text">
      <style:text-properties officeooo:rsid="05b38eae"/>
    </style:style>
    <style:style style:name="T25" style:family="text">
      <style:text-properties officeooo:rsid="05b6d1f3"/>
    </style:style>
    <style:style style:name="T26" style:family="text">
      <style:text-properties officeooo:rsid="05b94141"/>
    </style:style>
    <style:style style:name="T27" style:family="text">
      <style:text-properties officeooo:rsid="05bbc548"/>
    </style:style>
    <style:style style:name="T28" style:family="text">
      <style:text-properties officeooo:rsid="05bea3e8"/>
    </style:style>
    <style:style style:name="T29" style:family="text">
      <style:text-properties officeooo:rsid="05bff72a"/>
    </style:style>
    <style:style style:name="T30" style:family="text">
      <style:text-properties officeooo:rsid="05c2e3e8"/>
    </style:style>
    <style:style style:name="T31" style:family="text">
      <style:text-properties officeooo:rsid="05c4120a"/>
    </style:style>
    <style:style style:name="T32" style:family="text">
      <style:text-properties officeooo:rsid="05c42df8"/>
    </style:style>
    <style:style style:name="T33" style:family="text">
      <style:text-properties officeooo:rsid="05c725fd"/>
    </style:style>
    <style:style style:name="T34" style:family="text">
      <style:text-properties officeooo:rsid="05c8440b"/>
    </style:style>
    <style:style style:name="T35" style:family="text">
      <style:text-properties officeooo:rsid="05c8d7df"/>
    </style:style>
    <style:style style:name="T36" style:family="text">
      <style:text-properties officeooo:rsid="05c8ef1f"/>
    </style:style>
    <style:style style:name="T37" style:family="text">
      <style:text-properties officeooo:rsid="05d01ae0"/>
    </style:style>
    <style:style style:name="T38" style:family="text">
      <style:text-properties officeooo:rsid="05d1d0e9"/>
    </style:style>
    <style:style style:name="T39" style:family="text">
      <style:text-properties fo:font-size="8pt" style:font-size-asian="8pt" style:font-size-complex="8pt"/>
    </style:style>
    <style:style style:name="T40" style:family="text">
      <style:text-properties officeooo:rsid="05d32ef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ext:span text:style-name="T7">מטלה</text:span> <text:span text:style-name="T8">- אלגוריתמים אמיתיים</text:span></text:h>
      <text:p text:style-name="P3">יש לענות על שאלה אחת לבחירתכם.</text:p>
      <text:p text:style-name="P16">שאלה <text:span text:style-name="T6">1: אלגוריתמים אמיתיים לחלוקת משאבים</text:span></text:p>
      <text:p text:style-name="P6">נתונה בעייה של חלוקת משאבים רציפים, <text:span text:style-name="T32">ללא כסף.</text:span></text:p>
      <text:p text:style-name="P6"><text:span text:style-name="T34">א</text:span>. הוכיחו שאלגוריתם "חתוך ובחר" אינו אמיתי.</text:p>
      <text:p text:style-name="P6"><text:span text:style-name="T34">ב</text:span>. הציעו אלגוריתם <text:span text:style-name="T24">חלוקה שהוא </text:span>אמיתי ויעיל פארטו.</text:p>
      <text:p text:style-name="P6"><text:span text:style-name="T34">ג</text:span>. הציעו אלגוריתם <text:span text:style-name="T24">חלוקה שהוא</text:span> אמיתי וללא-קנאה.</text:p>
      <text:p text:style-name="P6"/>
      <text:p text:style-name="P14">שאלה <text:span text:style-name="T18">2</text:span>: <text:span text:style-name="T17">מכרז מחיר שני מוכלל</text:span></text:p>
      <text:p text:style-name="P4"><text:span text:style-name="T9">מכרז מחיר שני מוכלל <text:s/></text:span>(Generalized Second Price Auction, GSP) הומצא ע"י גוגל, והוא מתנהל באופן הבא:</text:p>
      <text:list xml:id="list2727394994" text:style-name="L1">
        <text:list-item>
          <text:p text:style-name="P31">כל מפרסם מכריז על הערך של קליק בעיניו;</text:p>
        </text:list-item>
        <text:list-item>
          <text:p text:style-name="P31">המפרסם שהכריז את הערך הגבוה ביותר זוכה במקום הראשון ומשלם את המחיר השני;</text:p>
        </text:list-item>
        <text:list-item>
          <text:p text:style-name="P31">המפרסם שהכריז את הערך השני זוכה במקום השני ומשלם את המחיר השלישי;</text:p>
        </text:list-item>
        <text:list-item>
          <text:p text:style-name="P31">וכו'…</text:p>
        </text:list-item>
      </text:list>
      <text:p text:style-name="P4">א. <text:span text:style-name="T24">הוכיחו, שכאשר ישנם שני מקומות או יותר, מכרז GSP אינו אמיתי.</text:span></text:p>
      <text:p text:style-name="P5"><text:span text:style-name="T23">ב</text:span>. הוכיחו <text:span text:style-name="T24">שהתשלומים במכרז GSP תמיד גבוהים לפחות כמו התשלומים במכרז VCG. </text:span></text:p>
      <text:p text:style-name="P4"/>
      <text:p text:style-name="P17">שאלה<text:span text:style-name="T3"> 3</text:span>: <text:span text:style-name="T27">עידוד השתתפות</text:span></text:p>
      <text:p text:style-name="P7"><text:span text:style-name="T25">תזכורת: אלגוריתם הוא </text:span><text:span text:style-name="T10">מעודד השתתפות </text:span><text:span text:style-name="T19">אם התועלת של כל שחקן המשתתף באלגוריתם היא לפחות 0 <text:line-break/>(אף אחד לא ניזוק מהשתתפות באלגוריתם).</text:span></text:p>
      <text:p text:style-name="P9">נתונה בעיה כללית של החלטה בין אפשרויות שונות (כמו בעיית <text:span text:style-name="T25">"בחירת </text:span>המסעדה<text:span text:style-name="T25">"</text:span> שהודגמה בשיעור).</text:p>
      <text:p text:style-name="P8"><text:span text:style-name="T28">א. הוכיחו, שאם כל שחקן מייחס ערך לפחות 0 לכל אפשרות </text:span><text:span text:style-name="T11">שאינה </text:span><text:span text:style-name="T26">כוללת אותו, אז אלגוריתם VCG מעודד השתתפות.</text:span></text:p>
      <text:p text:style-name="P10">ב. הראו, שאם התנאי לא מתקיים, אז אלגוריתם VCG אינו מעודד השתתפות.</text:p>
      <text:p text:style-name="P10"/>
      <text:p text:style-name="P18">שאלה<text:span text:style-name="T3"> 4</text:span>: <text:span text:style-name="T35">מכרז VCG – שינויים ושיפורים</text:span></text:p>
      <text:p text:style-name="P11">א. <text:span text:style-name="T34">למדנו שמכרז "מחיר ראשון" הוא לא אמיתי, ומכרז "מחיר שני" הוא אמיתי. האם מכרז "מחיר שלישי" הוא אמיתי? מה לגבי "מחיר רביעי", "מחיר חמישי" וכו'?</text:span></text:p>
      <text:p text:style-name="P25"><text:soft-page-break/>ב. <text:span text:style-name="T34">למדנו שהצעד הראשון במכרז VCG הוא מציאת האפשרות הממקסמת את </text:span><text:span text:style-name="T12">סכום </text:span><text:span text:style-name="T34">ערכי המשתתפים. מה קורה אם במקום זה, מוצאים את האפשרות הממקסמת את </text:span><text:span text:style-name="T12">מכפלת </text:span><text:span text:style-name="T34">ערכי המשתתפים (= מיקסום סכום הלוגריתמים) – האם המכרז עדיין אמיתי?</text:span></text:p>
      <text:p text:style-name="P26"><text:span text:style-name="T36">ג. למדנו שבמכרז VCG, התשלומים הם מעין "קנס" המוטל על המשתתפים, ומנהל המכרז צריך לקחת אותם לעצמו (או לחלק לצדקה, או לתת תשר למלצר וכו'…). מה קורה אם מנהל המכרז לוקח את כל הכסף שהתקבל מהמכרז, ומחלק אותו שווה בשווה בין המשתתפים – האם המכרז עדיין אמיתי?</text:span></text:p>
      <text:p text:style-name="P12"/>
      <text:p text:style-name="P13">שאלה<text:span text:style-name="T3"> 5</text:span>: <text:span text:style-name="T31">אלגוריתם אמיתי להקצאת מעונות לסטודנטים</text:span></text:p>
      <text:p text:style-name="P19">משרד המעונות של האוניברסיטה מקצה מעונות לסטודנטים בעזרת האלגוריתם הבא:</text:p>
      <text:list xml:id="list2803926694" text:style-name="L2">
        <text:list-item>
          <text:p text:style-name="P32">כל סטודנט רושם את שלושת סוגי המעונות שהוא הכי רוצה, לפי הסדר.</text:p>
        </text:list-item>
        <text:list-item>
          <text:p text:style-name="P32">המשרד מסדר את הסטודנטים לפי סדר עדיפות כלשהו (ותק, ציונים וכד').</text:p>
        </text:list-item>
        <text:list-item>
          <text:p text:style-name="P33">המשרד עובר על הסטודנטים לפי הסדר, ונותן לכל סטודנט את החדר הכי גבוה בדירוג שלו שעדיין זמין. אם כל השלושה לא זמינים, הסטודנט מקבל חדר זמין כלשהו באקראי.</text:p>
        </text:list-item>
      </text:list>
      <text:p text:style-name="P19">א. הוכיחו <text:span text:style-name="T29">שהאלגוריתם </text:span>אינו אמיתי.</text:p>
      <text:p text:style-name="P19">ב. הוכיחו, שגם אם כל הסטודנטים מדווחים את ההעדפות האמיתיות שלהם, <text:span text:style-name="T30">האלגוריתם</text:span> אינו יעיל פארטו.</text:p>
      <text:p text:style-name="P19">ג. הציעו שיפור קטן <text:span text:style-name="T29">לאלגוריתם</text:span>, שיהפוך אותו לאמיתי וגם יעיל פארטו.</text:p>
      <text:p text:style-name="P19"/>
      <text:p text:style-name="Heading_20_2">שאלה <text:span text:style-name="T33">6:</text:span> <text:s/>עיצוב דף פירסום</text:p>
      <text:p text:style-name="P22">בדף-אינטרנט <text:span text:style-name="T16">מסויים אפשר </text:span>אפשר לשים <text:span text:style-name="T2">או </text:span>פירסומת אחת ארוכה, <text:span text:style-name="T2">או </text:span><text:span text:style-name="T16">שתי פרסומות קצרות.</text:span></text:p>
      <text:p text:style-name="P22">ישנם מספר מפרסמים המתחרים על מקום בדף. ההעדפות של כל מפרסם מיוצגות ע"י המחלקה:</text:p>
      <text:p text:style-name="P21">class Advertiser:</text:p>
      <text:p text:style-name="P21"><text:tab/>longvalue <text:span text:style-name="T22">= ...</text:span></text:p>
      <text:p text:style-name="P21"><text:s text:c="9"/><text:span text:style-name="T37"># </text:span>כמה המפרסם מרויח (בשקלים) אם פרסומת ארוכה שלו מופיעה בדף</text:p>
      <text:p text:style-name="P21"><text:tab/>shortvalue <text:span text:style-name="T22">= ...</text:span></text:p>
      <text:p text:style-name="P21"><text:s text:c="9"/><text:span text:style-name="T37">#</text:span> כמה המפרסם מרויח (בשקלים) אם פרסומת קצרה שלו מופיעה בדף</text:p>
      <text:p text:style-name="P21"/>
      <text:p text:style-name="P22">מפרסם שאינו מופיע בדף מרויח 0 שקלים. מנהלי האתר רוצים שהמפרסמים יהיו מרוצים - המטרה שלהם היא <text:span text:style-name="T4">למקסם את סכום רווחי המפרסמים</text:span>. עיזרו <text:span text:style-name="T14">להם </text:span>להחליט איזה פירסומות לשים באתר!</text:p>
      <text:p text:style-name="P20">א. כיתבו אלגוריתם, בעברית או בפסאודו-קוד, <text:span text:style-name="T4">המקבל כקלט את רשימת המפרסמים, ומחזיר כפלט:</text:span></text:p>
      <text:list xml:id="list3816395546" text:style-name="WWNum2">
        <text:list-item>
          <text:p text:style-name="P34">כמה פירסומות יהיו בעמוד (אחת או שתיים);</text:p>
        </text:list-item>
        <text:list-item>
          <text:p text:style-name="P34">איזה מפרסם/מפרסמים יופיעו בעמוד.</text:p>
        </text:list-item>
      </text:list>
      <text:p text:style-name="P20"><text:span text:style-name="T4">ב. </text:span><text:span text:style-name="T5">תכננו מכרז </text:span><text:span text:style-name="T4">הממקסם את סכום רווחי המפרסמים, וגם מעודד כל מפרסם לחשוף את הערכים <text:line-break/>longvalue, shortvalue <text:s/></text:span><text:span text:style-name="T1">האמיתיים <text:s/></text:span><text:span text:style-name="T4">שלו. <text:s text:c="2"/>המנגנון מקבל כקלט את רשימת המפרסמים, ומחזיר כפלט: כמה פירסומות יהיו בעמוד, איזה מפרסם/מפרסמים יופיעו בעמוד, ואיזה מחיר ישלם/ישלמו המפרסם/מפרסמים למנהל האתר (בשקלים).</text:span></text:p>
      <text:p text:style-name="P20"><text:soft-page-break/><text:span text:style-name="T13">הערה</text:span><text:span text:style-name="T4">: אם מפרסם מסויים מופיע בדף ומשלם מחיר, התועלת שלו היא הרווח מהפירסום פחות המחיר.</text:span></text:p>
      <text:p text:style-name="P22">ג. הדגימו את פעולת <text:span text:style-name="T15">המכרז </text:span>שכתבתם על הקלט הבא, ובו ארבעה מפרסמים:</text:p>
      <text:p text:style-name="P24">ad[0].longvalue=10; <text:s/>ad[0].shortvalue=8;</text:p>
      <text:p text:style-name="P24">ad[1].longvalue=9; <text:s text:c="2"/>ad[1].shortvalue=1;</text:p>
      <text:p text:style-name="P24">ad[2].longvalue=8; <text:s text:c="2"/>ad[2].shortvalue=4;</text:p>
      <text:p text:style-name="P24">ad[3].longvalue=7; <text:s text:c="2"/>ad[3].shortvalue=3;</text:p>
      <text:p text:style-name="P24"/>
      <text:p text:style-name="P15">שאלה <text:span text:style-name="T33">7:</text:span> <text:span text:style-name="T20">תיכנות – אלגוריתם אמיתי למציאת מסלול קל ביותר</text:span></text:p>
      <text:p text:style-name="P30">כיתבו פונקציה בפייתון, המקבלת גרף ממושקל ושני צמתים, מוצאת את המסלול <text:span text:style-name="T40">הזול </text:span>ביותר בין שני הצמתים, ומדפיסה כמה כסף צריכה לקבל כל קשת במסלול זה, בהתאם לאלגוריתם VCG:</text:p>
      <text:p text:style-name="P35">def vcg_cheapest_path(graph, source, target): ...</text:p>
      <text:p text:style-name="P29">לצורך חישוב המסלול הקל ביותר, <text:span text:style-name="T21">אפשר</text:span> להשתמש בספרי<text:span text:style-name="T38">ה</text:span> networkx</text:p>
      <text:p text:style-name="P29"><text:a xlink:type="simple" xlink:href="https://networkx.github.io/documentation/stable/reference/algorithms/shortest_paths.html" text:style-name="Internet_20_link" text:visited-style-name="Visited_20_Internet_20_Link"><text:span text:style-name="T39">https://networkx.github.io/documentation/stable/reference/algorithms/shortest_paths.html</text:span></text:a><text:span text:style-name="T39"> <text:s/></text:span></text:p>
      <text:p text:style-name="P28">בפונקציה dijkstra_path.</text:p>
      <text:p text:style-name="P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325" style:num-suffix="" text:bullet-char="">
        <style:list-level-properties text:list-level-position-and-space-mode="label-alignment" fo:text-align="end">
          <style:list-level-label-alignment text:label-followed-by="listtab" text:list-tab-stop-position="0.5445in" fo:text-indent="-0.25in" fo:margin-left="0.5445in"/>
        </style:list-level-properties>
        <style:text-properties style:font-name="Symbol"/>
      </text:list-level-style-bullet>
      <text:list-level-style-bullet text:level="2" text:style-name="ListLabel_20_326" style:num-suffix="◦" text:bullet-char="◦">
        <style:list-level-properties text:list-level-position-and-space-mode="label-alignment" fo:text-align="end">
          <style:list-level-label-alignment text:label-followed-by="listtab" text:list-tab-stop-position="0.7945in" fo:text-indent="-0.25in" fo:margin-left="0.7945in"/>
        </style:list-level-properties>
        <style:text-properties style:font-name="OpenSymbol2"/>
      </text:list-level-style-bullet>
      <text:list-level-style-bullet text:level="3" text:style-name="ListLabel_20_327" style:num-suffix="▪" text:bullet-char="▪">
        <style:list-level-properties text:list-level-position-and-space-mode="label-alignment" fo:text-align="end">
          <style:list-level-label-alignment text:label-followed-by="listtab" text:list-tab-stop-position="1.0445in" fo:text-indent="-0.25in" fo:margin-left="1.0445in"/>
        </style:list-level-properties>
        <style:text-properties style:font-name="OpenSymbol2"/>
      </text:list-level-style-bullet>
      <text:list-level-style-bullet text:level="4" text:style-name="ListLabel_20_328" style:num-suffix="" text:bullet-char="">
        <style:list-level-properties text:list-level-position-and-space-mode="label-alignment" fo:text-align="end">
          <style:list-level-label-alignment text:label-followed-by="listtab" text:list-tab-stop-position="1.2945in" fo:text-indent="-0.25in" fo:margin-left="1.2945in"/>
        </style:list-level-properties>
        <style:text-properties style:font-name="Symbol"/>
      </text:list-level-style-bullet>
      <text:list-level-style-bullet text:level="5" text:style-name="ListLabel_20_329" style:num-suffix="◦" text:bullet-char="◦">
        <style:list-level-properties text:list-level-position-and-space-mode="label-alignment" fo:text-align="end">
          <style:list-level-label-alignment text:label-followed-by="listtab" text:list-tab-stop-position="1.5445in" fo:text-indent="-0.25in" fo:margin-left="1.5445in"/>
        </style:list-level-properties>
        <style:text-properties style:font-name="OpenSymbol2"/>
      </text:list-level-style-bullet>
      <text:list-level-style-bullet text:level="6" text:style-name="ListLabel_20_330" style:num-suffix="▪" text:bullet-char="▪">
        <style:list-level-properties text:list-level-position-and-space-mode="label-alignment" fo:text-align="end">
          <style:list-level-label-alignment text:label-followed-by="listtab" text:list-tab-stop-position="1.7945in" fo:text-indent="-0.25in" fo:margin-left="1.7945in"/>
        </style:list-level-properties>
        <style:text-properties style:font-name="OpenSymbol2"/>
      </text:list-level-style-bullet>
      <text:list-level-style-bullet text:level="7" text:style-name="ListLabel_20_331" style:num-suffix="" text:bullet-char="">
        <style:list-level-properties text:list-level-position-and-space-mode="label-alignment" fo:text-align="end">
          <style:list-level-label-alignment text:label-followed-by="listtab" text:list-tab-stop-position="2.0445in" fo:text-indent="-0.25in" fo:margin-left="2.0445in"/>
        </style:list-level-properties>
        <style:text-properties style:font-name="Symbol"/>
      </text:list-level-style-bullet>
      <text:list-level-style-bullet text:level="8" text:style-name="ListLabel_20_332" style:num-suffix="◦" text:bullet-char="◦">
        <style:list-level-properties text:list-level-position-and-space-mode="label-alignment" fo:text-align="end">
          <style:list-level-label-alignment text:label-followed-by="listtab" text:list-tab-stop-position="2.2945in" fo:text-indent="-0.25in" fo:margin-left="2.2945in"/>
        </style:list-level-properties>
        <style:text-properties style:font-name="OpenSymbol2"/>
      </text:list-level-style-bullet>
      <text:list-level-style-bullet text:level="9" text:style-name="ListLabel_20_333" style:num-suffix="▪" text:bullet-char="▪">
        <style:list-level-properties text:list-level-position-and-space-mode="label-alignment" fo:text-align="end">
          <style:list-level-label-alignment text:label-followed-by="listtab" text:list-tab-stop-position="2.5445in" fo:text-indent="-0.25in" fo:margin-left="2.544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1-25T17:36:57.798433627</dc:date>
    <meta:editing-duration>P11DT18H38M47S</meta:editing-duration>
    <meta:editing-cycles>1315</meta:editing-cycles>
    <dc:creator>Erel Segal-Halevi</dc:creator>
    <meta:document-statistic meta:table-count="0" meta:image-count="0" meta:object-count="0" meta:page-count="3" meta:paragraph-count="59" meta:word-count="670" meta:character-count="4056" meta:non-whitespace-character-count="3412"/>
  </office:meta>
</office:document-meta>
</file>